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CHAPTER I: FUNDAMENTAL PRINCIPLES</text:p>
      <text:p text:style-name="Preformatted_20_Text"/>
      <text:p text:style-name="Preformatted_20_Text">World Constitution Foundation Documents</text:p>
      <text:p text:style-name="Preformatted_20_Text"/>
      <text:p text:style-name="Preformatted_20_Text">---</text:p>
      <text:p text:style-name="Preformatted_20_Text"/>
      <text:p text:style-name="Preformatted_20_Text">PREAMBLE</text:p>
      <text:p text:style-name="Preformatted_20_Text"/>
      <text:p text:style-name="Preformatted_20_Text">We, the people of Earth, recognizing our shared humanity, common destiny, and sacred responsibility to present and future generations, hereby establish this World Constitution to promote peace, justice, equality, environmental sustainability, democratic participation, and shared prosperity for all nations and peoples. We affirm that sovereignty is shared responsibility, that Earth's resources are our common heritage, and that all humans possess inherent and inalienable rights.</text:p>
      <text:p text:style-name="Preformatted_20_Text"/>
      <text:p text:style-name="Preformatted_20_Text">---</text:p>
      <text:p text:style-name="Preformatted_20_Text"/>
      <text:p text:style-name="Preformatted_20_Text">ARTICLE 1: HUMAN DIGNITY AND UNIVERSAL RIGHTS</text:p>
      <text:p text:style-name="Preformatted_20_Text"/>
      <text:p text:style-name="Preformatted_20_Text">Fundamental Principle</text:p>
      <text:p text:style-name="Preformatted_20_Text"/>
      <text:p text:style-name="Preformatted_20_Text">All human beings possess inherent dignity and equal rights that are unconditional and cannot be suspended or limited.</text:p>
      <text:p text:style-name="Preformatted_20_Text"/>
      <text:p text:style-name="Preformatted_20_Text">Protected Characteristics</text:p>
      <text:p text:style-name="Preformatted_20_Text"/>
      <text:p text:style-name="Preformatted_20_Text"><text:soft-page-break/>No person shall be subjected to discrimination based on:</text:p>
      <text:p text:style-name="Preformatted_20_Text">- Race, ethnicity, or national origin</text:p>
      <text:p text:style-name="Preformatted_20_Text">- Gender, gender identity, or sexual orientation</text:p>
      <text:p text:style-name="Preformatted_20_Text">- Religion or belief system</text:p>
      <text:p text:style-name="Preformatted_20_Text">- Disability or age</text:p>
      <text:p text:style-name="Preformatted_20_Text">- Language or cultural background</text:p>
      <text:p text:style-name="Preformatted_20_Text">- Social or economic status</text:p>
      <text:p text:style-name="Preformatted_20_Text">- Political opinion or affiliation</text:p>
      <text:p text:style-name="Preformatted_20_Text"/>
      <text:p text:style-name="Preformatted_20_Text">Collective Rights</text:p>
      <text:p text:style-name="Preformatted_20_Text"/>
      <text:p text:style-name="Preformatted_20_Text">Indigenous communities and cultural groups shall have the right to:</text:p>
      <text:p text:style-name="Preformatted_20_Text">- Preserve their heritage, language, and traditions</text:p>
      <text:p text:style-name="Preformatted_20_Text">- Maintain control over traditional territories and resources</text:p>
      <text:p text:style-name="Preformatted_20_Text">- Practice customary laws and governance systems</text:p>
      <text:p text:style-name="Preformatted_20_Text">- Participate in decisions affecting their communities</text:p>
      <text:p text:style-name="Preformatted_20_Text">- Receive reparations for historical injustices</text:p>
      <text:p text:style-name="Preformatted_20_Text"/>
      <text:p text:style-name="Preformatted_20_Text">Implementation Mechanisms</text:p>
      <text:p text:style-name="Preformatted_20_Text"/>
      <text:p text:style-name="Preformatted_20_Text">- Anti-discrimination legislation with global enforcement</text:p>
      <text:p text:style-name="Preformatted_20_Text"><text:soft-page-break/>- Truth and reconciliation commissions for historical injustices</text:p>
      <text:p text:style-name="Preformatted_20_Text">- Cultural preservation funding and protection programs</text:p>
      <text:p text:style-name="Preformatted_20_Text">- Indigenous representation in global governance bodies</text:p>
      <text:p text:style-name="Preformatted_20_Text">- Legal recognition of collective land and resource rights</text:p>
      <text:p text:style-name="Preformatted_20_Text"/>
      <text:p text:style-name="Preformatted_20_Text">---</text:p>
      <text:p text:style-name="Preformatted_20_Text"/>
      <text:p text:style-name="Preformatted_20_Text">ARTICLE 2: SHARED SOVEREIGNTY AND SUBSIDIARITY</text:p>
      <text:p text:style-name="Preformatted_20_Text"/>
      <text:p text:style-name="Preformatted_20_Text">Redefinition of Sovereignty</text:p>
      <text:p text:style-name="Preformatted_20_Text"/>
      <text:p text:style-name="Preformatted_20_Text">Sovereignty is redefined as shared responsibility for the common good, encompassing:</text:p>
      <text:p text:style-name="Preformatted_20_Text">- Responsibility to protect human rights within borders</text:p>
      <text:p text:style-name="Preformatted_20_Text">- Responsibility to address global challenges collectively</text:p>
      <text:p text:style-name="Preformatted_20_Text">- Responsibility to maintain peace and security</text:p>
      <text:p text:style-name="Preformatted_20_Text">- Responsibility to protect global environment and commons</text:p>
      <text:p text:style-name="Preformatted_20_Text"/>
      <text:p text:style-name="Preformatted_20_Text">Subsidiarity Principle</text:p>
      <text:p text:style-name="Preformatted_20_Text"/>
      <text:p text:style-name="Preformatted_20_Text">Decisions shall be made at the lowest competent level:</text:p>
      <text:p text:style-name="Preformatted_20_Text">- Local matters handled by communities and municipalities</text:p>
      <text:p text:style-name="Preformatted_20_Text"><text:soft-page-break/>- Regional matters handled by regional authorities</text:p>
      <text:p text:style-name="Preformatted_20_Text">- National matters handled by national governments</text:p>
      <text:p text:style-name="Preformatted_20_Text">- Global matters handled by global institutions</text:p>
      <text:p text:style-name="Preformatted_20_Text"/>
      <text:p text:style-name="Preformatted_20_Text">Competency Determination</text:p>
      <text:p text:style-name="Preformatted_20_Text"/>
      <text:p text:style-name="Preformatted_20_Text">Competency for decision-making determined by:</text:p>
      <text:p text:style-name="Preformatted_20_Text">- Geographic scope of the issue or problem</text:p>
      <text:p text:style-name="Preformatted_20_Text">- Technical capacity required for effective action</text:p>
      <text:p text:style-name="Preformatted_20_Text">- Cultural and social complexity involved</text:p>
      <text:p text:style-name="Preformatted_20_Text">- Efficiency and effectiveness considerations</text:p>
      <text:p text:style-name="Preformatted_20_Text">- Citizen preference and democratic legitimacy</text:p>
      <text:p text:style-name="Preformatted_20_Text"/>
      <text:p text:style-name="Preformatted_20_Text">No Veto Power</text:p>
      <text:p text:style-name="Preformatted_20_Text"/>
      <text:p text:style-name="Preformatted_20_Text">No single nation, group of nations, or individual shall possess veto power over global decisions affecting the common good, except where fundamental rights are threatened.</text:p>
      <text:p text:style-name="Preformatted_20_Text"/>
      <text:p text:style-name="Preformatted_20_Text">---</text:p>
      <text:p text:style-name="Preformatted_20_Text"/>
      <text:p text:style-name="Preformatted_20_Text">ARTICLE 3: PEACE, SECURITY, AND DISPUTE RESOLUTION</text:p>
      <text:p text:style-name="Preformatted_20_Text"/>
      <text:p text:style-name="Preformatted_20_Text"><text:soft-page-break/>Illegality of War</text:p>
      <text:p text:style-name="Preformatted_20_Text"/>
      <text:p text:style-name="Preformatted_20_Text">War and armed conflict are illegal except in:</text:p>
      <text:p text:style-name="Preformatted_20_Text">- Legitimate self-defense against imminent armed aggression</text:p>
      <text:p text:style-name="Preformatted_20_Text">- Authorization from the World Assembly to prevent genocide or crimes against humanity</text:p>
      <text:p text:style-name="Preformatted_20_Text">- Peacekeeping operations under United Nations or World Assembly mandate</text:p>
      <text:p text:style-name="Preformatted_20_Text"/>
      <text:p text:style-name="Preformatted_20_Text">Dispute Resolution Mechanisms</text:p>
      <text:p text:style-name="Preformatted_20_Text"/>
      <text:p text:style-name="Preformatted_20_Text">All international disputes shall be resolved through:</text:p>
      <text:p text:style-name="Preformatted_20_Text">1. Direct negotiation between parties</text:p>
      <text:p text:style-name="Preformatted_20_Text">2. Mediation by neutral third parties</text:p>
      <text:p text:style-name="Preformatted_20_Text">3. Arbitration by mutually agreed arbitrators</text:p>
      <text:p text:style-name="Preformatted_20_Text">4. Judicial settlement by the World Court</text:p>
      <text:p text:style-name="Preformatted_20_Text">5. World Assembly intervention for peace and security</text:p>
      <text:p text:style-name="Preformatted_20_Text"/>
      <text:p text:style-name="Preformatted_20_Text">Disarmament Requirements</text:p>
      <text:p text:style-name="Preformatted_20_Text"/>
      <text:p text:style-name="Preformatted_20_Text">Mandatory phased disarmament of:</text:p>
      <text:p text:style-name="Preformatted_20_Text">- Nuclear weapons and delivery systems</text:p>
      <text:p text:style-name="Preformatted_20_Text">- Chemical and biological weapons</text:p>
      <text:p text:style-name="Preformatted_20_Text"><text:soft-page-break/>- Autonomous weapons systems</text:p>
      <text:p text:style-name="Preformatted_20_Text">- Weapons of mass destruction</text:p>
      <text:p text:style-name="Preformatted_20_Text">- Offensive conventional weapons exceeding defensive needs</text:p>
      <text:p text:style-name="Preformatted_20_Text"/>
      <text:p text:style-name="Preformatted_20_Text">Verification and Compliance</text:p>
      <text:p text:style-name="Preformatted_20_Text"/>
      <text:p text:style-name="Preformatted_20_Text">- Comprehensive international inspection regimes</text:p>
      <text:p text:style-name="Preformatted_20_Text">- Satellite monitoring and verification systems</text:p>
      <text:p text:style-name="Preformatted_20_Text">- Open reporting and transparency requirements</text:p>
      <text:p text:style-name="Preformatted_20_Text">- Gradual reduction schedules with milestones</text:p>
      <text:p text:style-name="Preformatted_20_Text">- Consequences for non-compliance</text:p>
      <text:p text:style-name="Preformatted_20_Text"/>
      <text:p text:style-name="Preformatted_20_Text">Peace and Security Architecture</text:p>
      <text:p text:style-name="Preformatted_20_Text"/>
      <text:p text:style-name="Preformatted_20_Text">- Global early warning and conflict prevention systems</text:p>
      <text:p text:style-name="Preformatted_20_Text">- Regional security arrangements under global coordination</text:p>
      <text:p text:style-name="Preformatted_20_Text">- Civilian-led peacekeeping forces</text:p>
      <text:p text:style-name="Preformatted_20_Text">- Post-conflict reconciliation and reconstruction</text:p>
      <text:p text:style-name="Preformatted_20_Text">- Security guarantees and collective defense arrangements</text:p>
      <text:p text:style-name="Preformatted_20_Text"/>
      <text:p text:style-name="Preformatted_20_Text">---</text:p>
      <text:p text:style-name="Preformatted_20_Text"><text:soft-page-break/></text:p>
      <text:p text:style-name="Preformatted_20_Text">IMPLEMENTATION GUIDELINES</text:p>
      <text:p text:style-name="Preformatted_20_Text"/>
      <text:p text:style-name="Preformatted_20_Text">Legal Framework</text:p>
      <text:p text:style-name="Preformatted_20_Text"/>
      <text:p text:style-name="Preformatted_20_Text">- Constitutional provisions are supreme law</text:p>
      <text:p text:style-name="Preformatted_20_Text">- National laws inconsistent with these principles are invalid</text:p>
      <text:p text:style-name="Preformatted_20_Text">- International law and treaties must align with fundamental principles</text:p>
      <text:p text:style-name="Preformatted_20_Text">- Customary law and traditions respected unless violating fundamental rights</text:p>
      <text:p text:style-name="Preformatted_20_Text"/>
      <text:p text:style-name="Preformatted_20_Text">Education and Awareness</text:p>
      <text:p text:style-name="Preformatted_20_Text"/>
      <text:p text:style-name="Preformatted_20_Text">- Global education programs on fundamental principles</text:p>
      <text:p text:style-name="Preformatted_20_Text">- Cultural exchange and understanding initiatives</text:p>
      <text:p text:style-name="Preformatted_20_Text">- Peace education and conflict resolution training</text:p>
      <text:p text:style-name="Preformatted_20_Text">- Human rights education and awareness programs</text:p>
      <text:p text:style-name="Preformatted_20_Text">- Environmental stewardship and sustainability education</text:p>
      <text:p text:style-name="Preformatted_20_Text"/>
      <text:p text:style-name="Preformatted_20_Text">Monitoring and Enforcement</text:p>
      <text:p text:style-name="Preformatted_20_Text"/>
      <text:p text:style-name="Preformatted_20_Text">- Independent monitoring and reporting systems</text:p>
      <text:p text:style-name="Preformatted_20_Text"><text:soft-page-break/>- Citizen complaint and petition mechanisms</text:p>
      <text:p text:style-name="Preformatted_20_Text">- Judicial enforcement through World Court system</text:p>
      <text:p text:style-name="Preformatted_20_Text">- Economic and diplomatic incentives for compliance</text:p>
      <text:p text:style-name="Preformatted_20_Text">- Progressive sanctions for persistent violations</text:p>
      <text:p text:style-name="Preformatted_20_Text"/>
      <text:p text:style-name="Preformatted_20_Text">Adaptation and Evolution</text:p>
      <text:p text:style-name="Preformatted_20_Text"/>
      <text:p text:style-name="Preformatted_20_Text">- Regular review of principle implementation</text:p>
      <text:p text:style-name="Preformatted_20_Text">- Amendment mechanisms for evolving understanding</text:p>
      <text:p text:style-name="Preformatted_20_Text">- Cultural adaptation while maintaining core values</text:p>
      <text:p text:style-name="Preformatted_20_Text">- Continuous learning and improvement systems</text:p>
      <text:p text:style-name="Preformatted_20_Text">- Citizen participation in principle development</text:p>
      <text:p text:style-name="Preformatted_20_Text"/>
      <text:p text:style-name="Preformatted_20_Text">---</text:p>
      <text:p text:style-name="Preformatted_20_Text"/>
      <text:p text:style-name="Preformatted_20_Text">Document Information:</text:p>
      <text:p text:style-name="Preformatted_20_Text">Chapter: I</text:p>
      <text:p text:style-name="Preformatted_20_Text">Pages: 6</text:p>
      <text:p text:style-name="Preformatted_20_Text">Word Count: 800</text:p>
      <text:p text:style-name="Preformatted_20_Text">Focus: Foundational principles and framework</text:p>
      <text:p text:style-name="Preformatted_20_Text">Version: 1.0</text:p>
      <text:p text:style-name="Preformatted_20_Text"><text:soft-page-break/>Date: 2025-12-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9" meta:paragraph-count="120" meta:word-count="747" meta:character-count="5475" meta:non-whitespace-character-count="4848"/>
    <meta:generator>LibreOffice/7.3.7.2$Linux_X86_64 LibreOffice_project/30$Build-2</meta:generator>
  </office:meta>
</office:document-meta>
</file>